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fff82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10acf2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328149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38288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fb557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style:font-name="Times New Roman" officeooo:rsid="003c9d6c"/>
    </style:style>
    <style:style style:name="T17" style:family="text">
      <style:text-properties style:use-window-font-color="true" style:font-name="Times New Roman"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fe26bd"/>
    </style:style>
    <style:style style:name="T23" style:family="text">
      <style:text-properties officeooo:rsid="010c2cfe"/>
    </style:style>
    <style:style style:name="T24" style:family="text">
      <style:text-properties officeooo:rsid="0059ec4d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2aede4"/>
    </style:style>
    <style:style style:name="T29" style:family="text">
      <style:text-properties officeooo:rsid="002c3c8e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3c9d6c"/>
    </style:style>
    <style:style style:name="T32" style:family="text">
      <style:text-properties style:font-name="Times New Roman" officeooo:rsid="003c9d6c" fo:background-color="#ffffff" loext:char-shading-value="0"/>
    </style:style>
    <style:style style:name="T3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5">C<text:span text:style-name="T22">ertidão De Inscrição</text:span></text:p>
      <text:p text:style-name="P15"/>
      <text:p text:style-name="P19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2">Faculdade de </text:span><text:span text:style-name="T13">Letras</text:span><text:span text:style-name="T12"> da Universidade de Lisboa,</text:span></text:p>
      <text:p text:style-name="P20"><text:span text:style-name="T31">Certifica, em face dos registos existentes nesta Faculdade, que </text:span><text:span text:style-name="T31"><text:text-input text:description="${person.name}">${person.name}</text:text-input></text:span><text:span text:style-name="T31">, </text:span><text:span text:style-name="T31"><text:text-input text:description="[#if person.female]">[#if person.female]</text:text-input></text:span><text:span text:style-name="T31">aluna</text:span><text:span text:style-name="T31"><text:text-input text:description="[#elseif person.male]">[#elseif person.male]</text:text-input></text:span><text:span text:style-name="T31">aluno</text:span><text:span text:style-name="T31"><text:text-input text:description="[/#if]">[/#if]</text:text-input></text:span><text:span text:style-name="T31"> n.º </text:span><text:span text:style-name="T31"><text:text-input text:description="${person.student.number}">${person.student.number}</text:text-input></text:span><text:span text:style-name="T31">, </text:span><text:span text:style-name="T31"><text:text-input text:description="[#if person.female]">[#if person.female]</text:text-input></text:span><text:span text:style-name="T31">nascida</text:span><text:span text:style-name="T31"><text:text-input text:description="[#elseif person.male]">[#elseif person.male]</text:text-input></text:span><text:span text:style-name="T31">nascido</text:span><text:span text:style-name="T31"><text:text-input text:description="[/#if]">[/#if]</text:text-input></text:span><text:span text:style-name="T31"> a </text:span><text:span text:style-name="T31"><text:text-input text:description="${lang.pt(dates.extendedDate(person.dateOfBirthYearMonthDay))}">${lang.pt(dates.extendedDate(person.dateOfBirthYearMonthDay))}</text:text-input></text:span><text:span text:style-name="T31">, </text:span><text:span text:style-name="T31"><text:text-input text:description="[#if person.female]">[#if person.female]</text:text-input></text:span><text:span text:style-name="T31">portadora</text:span><text:span text:style-name="T31"><text:text-input text:description="[#elseif person.male]">[#elseif person.male]</text:text-input></text:span><text:span text:style-name="T31">portador</text:span><text:span text:style-name="T31"><text:text-input text:description="[/#if]">[/#if]</text:text-input></text:span><text:span text:style-name="T31"> do</text:span><text:span text:style-name="T16"> </text:span><text:span text:style-name="T30"><text:text-input text:description="${lang.pt(person.idDocumentType.localizedNameI18N)}">${lang.pt(person.idDocumentType.localizedNameI18N)}</text:text-input></text:span><text:span text:style-name="T17"> n.º </text:span><text:span text:style-name="T30"><text:text-input text:description="${person.documentIdNumber}">${person.documentIdNumber}</text:text-input></text:span><text:span text:style-name="T31">, </text:span><text:span text:style-name="T31"><text:text-input text:description="[#if person.female]">[#if person.female]</text:text-input></text:span><text:span text:style-name="T31">filha</text:span><text:span text:style-name="T31"><text:text-input text:description="[#elseif person.male]">[#elseif person.male]</text:text-input></text:span><text:span text:style-name="T31">filho</text:span><text:span text:style-name="T31"><text:text-input text:description="[/#if]">[/#if]</text:text-input></text:span><text:span text:style-name="T31"> de </text:span><text:span text:style-name="T31"><text:text-input text:description="${person.nameOfFather}">${person.nameOfFather}</text:text-input></text:span><text:span text:style-name="T31"> e de </text:span><text:span text:style-name="T31"><text:text-input text:description="${person.nameOfMother}">${person.nameOfMother}</text:text-input></text:span><text:span text:style-name="T31">, está </text:span><text:span text:style-name="T31"><text:text-input text:description="[#if person.female]">[#if person.female]</text:text-input></text:span><text:span text:style-name="T31">inscrita</text:span><text:span text:style-name="T31"><text:text-input text:description="[#elseif person.male]">[#elseif person.male]</text:text-input></text:span><text:span text:style-name="T31">inscrito</text:span><text:span text:style-name="T31"><text:text-input text:description="[/#if]">[/#if]</text:text-input></text:span><text:span text:style-name="T31"> no Curso de </text:span><text:span text:style-name="T31"><text:text-input text:description="${lang.pt(curricularPlanInformation.degreePresentationName)}">${lang.pt(curricularPlanInformation.degreePresentationName)}</text:text-input></text:span><text:span text:style-name="T31">, </text:span><text:span text:style-name="T32">no ano </text:span><text:span text:style-name="T30">letivo de </text:span><text:span text:style-name="T30"><text:text-input text:description="${executionYearName}">${executionYearName}</text:text-input></text:span><text:span text:style-name="T30"><text:text-input text:description="[#if serviceRequest.detailed]">[#if serviceRequest.detailed]</text:text-input></text:span><text:span text:style-name="T30">, </text:span><text:span text:style-name="T30"><text:text-input text:description="[#if totalNormalEnrolments &gt; 1]">[#if totalNormalEnrolments &gt; 1]</text:text-input></text:span><text:span text:style-name="T30">nas seguintes unidades curriculares</text:span><text:span text:style-name="T30"><text:text-input text:description="[#else]">[#else]</text:text-input></text:span><text:span text:style-name="T30">na seguinte unidade curricular</text:span><text:span text:style-name="T30"><text:text-input text:description="[/#if]">[/#if]</text:text-input></text:span><text:span text:style-name="T30">:</text:span><text:span text:style-name="T30"><text:text-input text:description="[#if !serviceRequest.detailed]">[#elseif !serviceRequest.detailed]</text:text-input></text:span><text:span text:style-name="T30">.</text:span><text:span text:style-name="T3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33">Unidades Curriculares</text:span><text:text-input text:description="[#else]">[#else]</text:text-input><text:span text:style-name="T34">Unidade Curricular</text:span><text:span text:style-name="T34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0"/>
      <text:p text:style-name="P30"><text:text-input text:description="[/#if]">[/#if]</text:text-input></text:p>
      <text:p text:style-name="P7"><text:span text:style-name="T23">A</text:span> presente certi<text:span text:style-name="T23">dão</text:span> <text:span text:style-name="T24">vai</text:span> firmad<text:span text:style-name="T28">a</text:span> com o selo branco em uso nesta Faculdade.</text:p>
      <text:p text:style-name="P12"/>
      <text:p text:style-name="P12"/>
      <text:p text:style-name="P13"><text:span text:style-name="T12">Faculdade de </text:span><text:span text:style-name="T2">Letras</text:span><text:span text:style-name="T12"> da Universidade de Lisboa</text:span><text:span text:style-name="T20">, </text:span><text:span text:style-name="T21">em </text:span><text:span text:style-name="T21"><text:text-input text:description="${lang.pt(dates.extendedDate(localizedDate.nowDate()))}">${lang.pt(dates.extendedDate(localizedDate.nowDate()))}</text:text-input></text:span><text:span text:style-name="T18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6"><text:text-input text:description="[#if hasPricetag]">[#if hasPricetag]</text:text-input></text:p>
            <text:p text:style-name="P29"><text:span text:style-name="T19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25:50.456514637</dc:date>
    <meta:editing-duration>PT52M50S</meta:editing-duration>
    <meta:editing-cycles>31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506" meta:character-count="3945" meta:non-whitespace-character-count="3653"/>
  </office:meta>
</office:document-meta>
</file>